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E10000012EEAC88C82F75093A6.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adornments="Normal"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automatic-styles>
    <style:style style:name="Tableauteconsommationtemps" style:family="table">
      <style:table-properties style:width="16.002cm" table:align="margins" style:writing-mode="lr-tb"/>
    </style:style>
    <style:style style:name="Tableauteconsommationtemps.A" style:family="table-column">
      <style:table-column-properties style:column-width="4.001cm" style:rel-column-width="16383*"/>
    </style:style>
    <style:style style:name="Tableauteconsommationtemps.D" style:family="table-column">
      <style:table-column-properties style:column-width="4.001cm" style:rel-column-width="16386*"/>
    </style:style>
    <style:style style:name="Tableauteconsommationtemps.A1" style:family="table-cell">
      <style:table-cell-properties fo:padding="0.097cm" fo:border-left="0.05pt solid #000000" fo:border-right="none" fo:border-top="0.05pt solid #000000" fo:border-bottom="0.05pt solid #000000"/>
    </style:style>
    <style:style style:name="Tableauteconsommationtemps.D1" style:family="table-cell">
      <style:table-cell-properties fo:padding="0.097cm" fo:border="0.05pt solid #000000"/>
    </style:style>
    <style:style style:name="Tableauteconsommationtemps.A2" style:family="table-cell">
      <style:table-cell-properties fo:padding="0.097cm" fo:border-left="0.05pt solid #000000" fo:border-right="none" fo:border-top="none" fo:border-bottom="0.05pt solid #000000"/>
    </style:style>
    <style:style style:name="Tableauteconsommationtemps.D2" style:family="table-cell">
      <style:table-cell-properties fo:padding="0.097cm" fo:border-left="0.05pt solid #000000" fo:border-right="0.05pt solid #000000" fo:border-top="none" fo:border-bottom="0.05pt solid #000000"/>
    </style:style>
    <style:style style:name="Tableauteconsommationtemps.A13" style:family="table-cell">
      <style:table-cell-properties fo:padding="0.097cm" fo:border-left="0.05pt solid #000000" fo:border-right="none" fo:border-top="none" fo:border-bottom="1pt solid #000000"/>
    </style:style>
    <style:style style:name="Tableauteconsommationtemps.D13" style:family="table-cell">
      <style:table-cell-properties fo:padding="0.097cm" fo:border-left="0.05pt solid #000000" fo:border-right="0.05pt solid #000000" fo:border-top="none" fo:border-bottom="1pt solid #000000"/>
    </style:style>
    <style:style style:name="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P2"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P3" style:family="paragraph" style:parent-style-name="Header">
      <style:text-properties fo:font-size="12pt" style:font-size-asian="12pt" style:font-size-complex="12pt"/>
    </style:style>
    <style:style style:name="P4" style:family="paragraph" style:parent-style-name="Header">
      <style:text-properties fo:font-size="14pt" fo:language="en" fo:country="GB" fo:font-weight="bold" style:font-size-asian="14pt" style:font-weight-asian="bold" style:font-size-complex="14pt"/>
    </style:style>
    <style:style style:name="P5" style:family="paragraph" style:parent-style-name="Footer">
      <style:paragraph-properties fo:text-align="start" style:justify-single-word="false" style:snap-to-layout-grid="false"/>
    </style:style>
    <style:style style:name="P6" style:family="paragraph" style:parent-style-name="Text_20_body">
      <style:paragraph-properties fo:margin-left="0cm" fo:margin-right="0cm" fo:text-indent="0cm" style:auto-text-indent="false"/>
      <style:text-properties fo:font-weight="bold" style:font-weight-asian="bold" style:font-weight-complex="bold"/>
    </style:style>
    <style:style style:name="P7" style:family="paragraph" style:parent-style-name="Table_20_Contents">
      <style:text-properties officeooo:rsid="001f3621" officeooo:paragraph-rsid="001f3621"/>
    </style:style>
    <style:style style:name="P8" style:family="paragraph" style:parent-style-name="Table_20_Contents">
      <style:text-properties officeooo:rsid="001f3621" officeooo:paragraph-rsid="00434ce4"/>
    </style:style>
    <style:style style:name="P9" style:family="paragraph" style:parent-style-name="Table_20_Contents">
      <style:text-properties officeooo:rsid="0020403d" officeooo:paragraph-rsid="0020403d"/>
    </style:style>
    <style:style style:name="P10" style:family="paragraph" style:parent-style-name="Table_20_Contents">
      <style:paragraph-properties fo:text-align="center" style:justify-single-word="false"/>
      <style:text-properties officeooo:rsid="0020ce96" officeooo:paragraph-rsid="0020ce96"/>
    </style:style>
    <style:style style:name="P11" style:family="paragraph" style:parent-style-name="Table_20_Contents">
      <style:paragraph-properties fo:text-align="center" style:justify-single-word="false"/>
      <style:text-properties officeooo:paragraph-rsid="00275ad4"/>
    </style:style>
    <style:style style:name="P12" style:family="paragraph" style:parent-style-name="Table_20_Contents">
      <style:paragraph-properties fo:text-align="center" style:justify-single-word="false"/>
      <style:text-properties officeooo:paragraph-rsid="002a3fdb"/>
    </style:style>
    <style:style style:name="P13" style:family="paragraph" style:parent-style-name="Table_20_Contents">
      <style:paragraph-properties fo:text-align="center" style:justify-single-word="false"/>
      <style:text-properties officeooo:paragraph-rsid="0033d95c"/>
    </style:style>
    <style:style style:name="P14" style:family="paragraph" style:parent-style-name="Table_20_Contents">
      <style:text-properties officeooo:rsid="002343e0" officeooo:paragraph-rsid="002343e0"/>
    </style:style>
    <style:style style:name="P15" style:family="paragraph" style:parent-style-name="Table_20_Contents">
      <style:text-properties officeooo:rsid="002343e0" officeooo:paragraph-rsid="00242cf1"/>
    </style:style>
    <style:style style:name="P16" style:family="paragraph" style:parent-style-name="Table_20_Contents">
      <style:text-properties officeooo:rsid="00275ad4" officeooo:paragraph-rsid="00275ad4"/>
    </style:style>
    <style:style style:name="P17" style:family="paragraph" style:parent-style-name="Table_20_Contents">
      <style:text-properties officeooo:rsid="002dda7e" officeooo:paragraph-rsid="002dda7e"/>
    </style:style>
    <style:style style:name="P18" style:family="paragraph" style:parent-style-name="Table_20_Contents">
      <style:paragraph-properties fo:text-align="center" style:justify-single-word="false"/>
      <style:text-properties officeooo:rsid="002fc35b" officeooo:paragraph-rsid="002fc35b"/>
    </style:style>
    <style:style style:name="P19" style:family="paragraph" style:parent-style-name="Table_20_Contents">
      <style:text-properties officeooo:rsid="0031244a" officeooo:paragraph-rsid="0031244a"/>
    </style:style>
    <style:style style:name="P20" style:family="paragraph" style:parent-style-name="Table_20_Contents">
      <style:text-properties officeooo:rsid="0031e313" officeooo:paragraph-rsid="0031e313"/>
    </style:style>
    <style:style style:name="P21" style:family="paragraph" style:parent-style-name="Table_20_Contents">
      <style:text-properties officeooo:rsid="0033ef2b" officeooo:paragraph-rsid="0033ef2b"/>
    </style:style>
    <style:style style:name="P22" style:family="paragraph" style:parent-style-name="Table_20_Contents">
      <style:paragraph-properties fo:text-align="center" style:justify-single-word="false"/>
      <style:text-properties officeooo:rsid="0033ef2b" officeooo:paragraph-rsid="0033ef2b"/>
    </style:style>
    <style:style style:name="P23" style:family="paragraph" style:parent-style-name="Table_20_Contents">
      <style:text-properties officeooo:rsid="003428e8" officeooo:paragraph-rsid="003428e8"/>
    </style:style>
    <style:style style:name="P24" style:family="paragraph" style:parent-style-name="Table_20_Contents">
      <style:text-properties officeooo:rsid="00377574" officeooo:paragraph-rsid="00377574"/>
    </style:style>
    <style:style style:name="P25" style:family="paragraph" style:parent-style-name="Table_20_Contents">
      <style:text-properties officeooo:rsid="00389f0e" officeooo:paragraph-rsid="00389f0e"/>
    </style:style>
    <style:style style:name="P26" style:family="paragraph" style:parent-style-name="Table_20_Contents">
      <style:text-properties officeooo:rsid="003a6c37" officeooo:paragraph-rsid="003a6c37"/>
    </style:style>
    <style:style style:name="P27" style:family="paragraph" style:parent-style-name="Table_20_Contents">
      <style:text-properties officeooo:rsid="003c5ce7" officeooo:paragraph-rsid="003c5ce7"/>
    </style:style>
    <style:style style:name="P28" style:family="paragraph" style:parent-style-name="List" style:list-style-name="L1"/>
    <style:style style:name="P29" style:family="paragraph">
      <loext:graphic-properties draw:fill="solid" draw:fill-color="#ffffff"/>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weight="bold" style:font-weight-asian="bold" style:font-name-complex="Arial" style:font-weight-complex="bold"/>
    </style:style>
    <style:style style:name="T3" style:family="text">
      <style:text-properties style:font-name="Arial" officeooo:rsid="001c5a5f"/>
    </style:style>
    <style:style style:name="T4" style:family="text">
      <style:text-properties style:font-name="Arial" officeooo:rsid="001e91f6"/>
    </style:style>
    <style:style style:name="T5" style:family="text">
      <style:text-properties fo:language="en" fo:country="GB"/>
    </style:style>
    <style:style style:name="T6" style:family="text">
      <style:text-properties fo:font-size="12pt" fo:language="fr" fo:country="FR" style:font-size-asian="12pt" style:font-size-complex="12pt"/>
    </style:style>
    <style:style style:name="T7" style:family="text">
      <style:text-properties fo:font-size="12pt" style:font-size-asian="12pt" style:font-size-complex="12pt"/>
    </style:style>
    <style:style style:name="T8" style:family="text">
      <style:text-properties officeooo:rsid="001a723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1e0e71" style:font-weight-asian="bold" style:font-weight-complex="bold"/>
    </style:style>
    <style:style style:name="T12" style:family="text">
      <style:text-properties officeooo:rsid="00190f59"/>
    </style:style>
    <style:style style:name="T13" style:family="text">
      <style:text-properties officeooo:rsid="0020371a"/>
    </style:style>
    <style:style style:name="T14" style:family="text">
      <style:text-properties officeooo:rsid="00242cf1"/>
    </style:style>
    <style:style style:name="T15" style:family="text">
      <style:text-properties officeooo:rsid="0025bba2"/>
    </style:style>
    <style:style style:name="T16" style:family="text">
      <style:text-properties officeooo:rsid="0027f637"/>
    </style:style>
    <style:style style:name="T17" style:family="text">
      <style:text-properties officeooo:rsid="00285be5"/>
    </style:style>
    <style:style style:name="T18" style:family="text">
      <style:text-properties officeooo:rsid="002f304d"/>
    </style:style>
    <style:style style:name="T19" style:family="text">
      <style:text-properties officeooo:rsid="00335ba5"/>
    </style:style>
    <style:style style:name="T20" style:family="text">
      <style:text-properties officeooo:rsid="00389f0e"/>
    </style:style>
    <style:style style:name="T21" style:family="text">
      <style:text-properties officeooo:rsid="003dbd21"/>
    </style:style>
    <style:style style:name="T22" style:family="text">
      <style:text-properties officeooo:rsid="003df3a3"/>
    </style:style>
    <style:style style:name="T23" style:family="text">
      <style:text-properties officeooo:rsid="003fa1b5"/>
    </style:style>
    <style:style style:name="T24" style:family="text">
      <style:text-properties officeooo:rsid="004026dc"/>
    </style:style>
    <style:style style:name="T25" style:family="text">
      <style:text-properties officeooo:rsid="004109c5"/>
    </style:style>
    <style:style style:name="T26" style:family="text">
      <style:text-properties officeooo:rsid="0042df09"/>
    </style:style>
    <style:style style:name="T27" style:family="text">
      <style:text-properties officeooo:rsid="00434ce4"/>
    </style:style>
    <style:style style:name="T28" style:family="text">
      <style:text-properties officeooo:rsid="0043ea5b"/>
    </style:style>
    <style:style style:name="T29" style:family="text">
      <style:text-properties officeooo:rsid="0044c3b6"/>
    </style:style>
    <style:style style:name="T30" style:family="text">
      <style:text-properties officeooo:rsid="004887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Consignes de production</text:h>
      <text:p text:style-name="Text_20_body">Vous consignerez, <text:span text:style-name="T10">au fil du déroulement du projet</text:span>, dans le tableau ci-dessous le temps en <text:span text:style-name="T9">personne x heure,</text:span> <text:span text:style-name="T10">cumulé au niveau d</text:span><text:span text:style-name="T11">e l'équipe projet</text:span>, passé à travailler sur le projet en séance et hors séance. Cette fiche vous permettra à l'issue du projet de garder la trace du temps que vous aurez consacré à chaque activité. Ceci vous permettra à terme de mieux prévoir le temps à consacrer aux différentes tâches que recouvre un projet.</text:p>
      <text:p text:style-name="Text_20_body">En fin de projet, vous établirez <text:span text:style-name="T10">un bilan comptable simplifié</text:span><text:span text:style-name="T10"><text:note text:id="ftn1" text:note-class="footnote"><text:note-citation>1</text:note-citation><text:note-body><text:p text:style-name="Footnote">Il s'agit essentiellement de chiffrer le coût de revient de vos activités pour mener le projet à son terme. Faute d'information spécifique donnée dans la petite-classe, vous considérerez que le coût de revient de l'heure d'un ingénieur junior, auquel vous vous assimilerez, s'élève pour l'entreprise à <text:span text:style-name="T12">9</text:span>0 € TTC. </text:p></text:note-body></text:note></text:span><text:span text:style-name="T10"> du projet</text:span> en vous aidant de ce qui aura été traité dans la petite-classe « estimation et cycle de vie » :</text:p>
      <text:list xml:id="list110313129" text:style-name="L1">
        <text:list-item>
          <text:p text:style-name="P28">vous établirez votre productivité en lignes de code source (hors commentaires et tests) livrées (LCSL) par personne x mois <text:s/>(P.M) ; </text:p>
        </text:list-item>
        <text:list-item>
          <text:p text:style-name="P28">vous évaluerez le résultat financier de l'exercice sur les bases indiquées dans le cahier des charges et vous conclurez : ce projet aurait-il permis de dégager une marge bénéficiaire à l'entreprise dont vous seriez salarié, ou au contraire, aurait-il été déficitaire et de combien ?</text:p>
        </text:list-item>
        <text:list-item>
          <text:p text:style-name="P28">vous indiquerez enfin un coût approximatif de facturation du projet au client pour la livraison d'une version de production avec l'hypothèse que le LCSL sera du même ordre de grandeur que votre prototype.</text:p>
        </text:list-item>
      </text:list>
      <table:table table:name="Tableauteconsommationtemps" table:style-name="Tableauteconsommationtemps">
        <table:table-column table:style-name="Tableauteconsommationtemps.A" table:number-columns-repeated="3"/>
        <table:table-column table:style-name="Tableauteconsommationtemps.D"/>
        <table:table-header-rows>
          <table:table-row>
            <table:table-cell table:style-name="Tableauteconsommationtemps.A1" office:value-type="string">
              <text:p text:style-name="Table_20_Heading">Séance ou activité</text:p>
            </table:table-cell>
            <table:table-cell table:style-name="Tableauteconsommationtemps.A1" office:value-type="string">
              <text:p text:style-name="Table_20_Heading">temps passé en séance en P.H<text:note text:id="ftn2" text:note-class="footnote"><text:note-citation>2</text:note-citation><text:note-body><text:p text:style-name="Footnote">P.H : personne x heure. <text:span text:style-name="T12">NB : 1 jr = 7 h ; 1 sem = 5 jrs ; 1 mois = 20 jrs ; 1 an = 10 mois./</text:span></text:p></text:note-body></text:note></text:p>
            </table:table-cell>
            <table:table-cell table:style-name="Tableauteconsommationtemps.A1" office:value-type="string">
              <text:p text:style-name="Table_20_Heading">temps passé hors séance en P.H</text:p>
            </table:table-cell>
            <table:table-cell table:style-name="Tableauteconsommationtemps.D1" office:value-type="string">
              <text:p text:style-name="Table_20_Heading">Détails activité</text:p>
            </table:table-cell>
          </table:table-row>
        </table:table-header-rows>
        <table:table-row>
          <table:table-cell table:style-name="Tableauteconsommationtemps.A2" office:value-type="string">
            <text:p text:style-name="Table_20_Contents">BE1</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0">0</text:p>
          </table:table-cell>
          <table:table-cell table:style-name="Tableauteconsommationtemps.D2" office:value-type="string">
            <text:p text:style-name="P14">Rédaction d’un cahier des charges </text:p>
          </table:table-cell>
        </table:table-row>
        <table:table-row>
          <table:table-cell table:style-name="Tableauteconsommationtemps.A2" office:value-type="string">
            <text:p text:style-name="Table_20_Contents">BE2</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1"><text:s/><text:span text:style-name="T15">4 P.H</text:span></text:p>
          </table:table-cell>
          <table:table-cell table:style-name="Tableauteconsommationtemps.D2" office:value-type="string">
            <text:p text:style-name="P15">Rédaction d’un<text:span text:style-name="T14">e fiche de validation. </text:span><text:s/></text:p>
          </table:table-cell>
        </table:table-row>
        <table:table-row>
          <table:table-cell table:style-name="Tableauteconsommationtemps.A2" office:value-type="string">
            <text:p text:style-name="Table_20_Contents">BE3</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1"><text:span text:style-name="T17">0 </text:span></text:p>
          </table:table-cell>
          <table:table-cell table:style-name="Tableauteconsommationtemps.D2" office:value-type="string">
            <text:p text:style-name="P16">Conception de diagrammes de classe <text:span text:style-name="T16">et de séquence</text:span></text:p>
          </table:table-cell>
        </table:table-row>
        <table:table-row>
          <table:table-cell table:style-name="Tableauteconsommationtemps.A2" office:value-type="string">
            <text:p text:style-name="Table_20_Contents">TP1</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2"><text:span text:style-name="T18">3 P.H</text:span></text:p>
          </table:table-cell>
          <table:table-cell table:style-name="Tableauteconsommationtemps.D2" office:value-type="string">
            <text:p text:style-name="P17">Poursuite de la conception des diagrammes UML + implémentation des méthodes de gestion de membre. </text:p>
          </table:table-cell>
        </table:table-row>
        <table:table-row>
          <table:table-cell table:style-name="Tableauteconsommationtemps.A2" office:value-type="string">
            <text:p text:style-name="Table_20_Contents">TP2</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8"><text:span text:style-name="T24">10</text:span> P.H </text:p>
          </table:table-cell>
          <table:table-cell table:style-name="Tableauteconsommationtemps.D2" office:value-type="string">
            <text:p text:style-name="P19">Conception du lot 1.</text:p>
          </table:table-cell>
        </table:table-row>
        <table:table-row>
          <table:table-cell table:style-name="Tableauteconsommationtemps.A2" office:value-type="string">
            <text:p text:style-name="Table_20_Contents">TP3</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13"><text:s/><text:span text:style-name="T28">6 P.H</text:span></text:p>
          </table:table-cell>
          <table:table-cell table:style-name="Tableauteconsommationtemps.D2" office:value-type="string">
            <text:p text:style-name="P20">Peaufin<text:span text:style-name="T19">age</text:span> du lot 1 suite aux remarques reçues en séance. </text:p>
          </table:table-cell>
        </table:table-row>
        <table:table-row>
          <table:table-cell table:style-name="Tableauteconsommationtemps.A2" office:value-type="string">
            <text:p text:style-name="Table_20_Contents">TP4</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22"><text:span text:style-name="T30">4</text:span> P.H</text:p>
          </table:table-cell>
          <table:table-cell table:style-name="Tableauteconsommationtemps.D2" office:value-type="string">
            <text:p text:style-name="P21">Peaufinage du lot 1 (méthodes de tests).</text:p>
          </table:table-cell>
        </table:table-row>
        <text:soft-page-break/>
        <table:table-row>
          <table:table-cell table:style-name="Tableauteconsommationtemps.A2" office:value-type="string">
            <text:p text:style-name="Table_20_Contents">TP5</text:p>
          </table:table-cell>
          <table:table-cell table:style-name="Tableauteconsommationtemps.A2" office:value-type="string">
            <text:p text:style-name="P8"><text:span text:style-name="T26">(2x3)=6</text:span> P.H</text:p>
          </table:table-cell>
          <table:table-cell table:style-name="Tableauteconsommationtemps.A2" office:value-type="string">
            <text:p text:style-name="P23"><text:span text:style-name="T21">4</text:span> P.H</text:p>
          </table:table-cell>
          <table:table-cell table:style-name="Tableauteconsommationtemps.D2" office:value-type="string">
            <text:p text:style-name="P23">Début de conception du lot 2 (UML). </text:p>
          </table:table-cell>
        </table:table-row>
        <table:table-row>
          <table:table-cell table:style-name="Tableauteconsommationtemps.A2" office:value-type="string">
            <text:p text:style-name="Table_20_Contents">TP6</text:p>
          </table:table-cell>
          <table:table-cell table:style-name="Tableauteconsommationtemps.A2" office:value-type="string">
            <text:p text:style-name="P7"><text:span text:style-name="T26">(2x3)=6</text:span> P.H</text:p>
          </table:table-cell>
          <table:table-cell table:style-name="Tableauteconsommationtemps.A2" office:value-type="string">
            <text:p text:style-name="P24"><text:span text:style-name="T29">20</text:span> P.H</text:p>
          </table:table-cell>
          <table:table-cell table:style-name="Tableauteconsommationtemps.D2" office:value-type="string">
            <text:p text:style-name="P24">Conception du lot 2 (code + méthodes de tests) + diagrammes UML demandés. </text:p>
            <text:p text:style-name="P26">Mise en conformité du code <text:span text:style-name="T25">(r</text:span>espect des bonnes pratiques...)</text:p>
          </table:table-cell>
        </table:table-row>
        <table:table-row>
          <table:table-cell table:style-name="Tableauteconsommationtemps.A2" office:value-type="string">
            <text:p text:style-name="P25"/>
          </table:table-cell>
          <table:table-cell table:style-name="Tableauteconsommationtemps.A2" office:value-type="string">
            <text:p text:style-name="P25"/>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D13" office:value-type="string">
            <text:p text:style-name="Table_20_Contents"/>
          </table:table-cell>
        </table:table-row>
        <table:table-row>
          <table:table-cell table:style-name="Tableauteconsommationtemps.A2" office:value-type="string">
            <text:p text:style-name="Table_20_Contents">Totaux</text:p>
          </table:table-cell>
          <table:table-cell table:style-name="Tableauteconsommationtemps.A2" office:value-type="string">
            <text:p text:style-name="P9">54 P.H</text:p>
          </table:table-cell>
          <table:table-cell table:style-name="Tableauteconsommationtemps.A2" office:value-type="string">
            <text:p text:style-name="P27"><text:span text:style-name="T30">51 </text:span>P.H</text:p>
          </table:table-cell>
          <table:table-cell table:style-name="Tableauteconsommationtemps.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adornments="Normal"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Liberation Sans" fo:font-family="'Liberation Sans'" style:font-style-name="Normal" style:font-family-generic="swiss" style:font-pitch="variable" fo:font-size="10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auto-update="true" style:class="text" style:master-page-name="">
      <loext:graphic-properties draw:fill="none" draw:fill-color="#99ccff"/>
      <style:paragraph-properties fo:margin-left="0cm" fo:margin-right="0cm" fo:margin-top="0.199cm" fo:margin-bottom="0.21cm" loext:contextual-spacing="false" fo:text-align="justify" style:justify-single-word="false" fo:orphans="2" fo:widows="2" fo:text-indent="0.499cm" style:auto-text-indent="false" style:page-number="auto" fo:background-color="transparent" style:text-autospace="none">
        <style:tab-stops/>
      </style:paragraph-properties>
      <style:text-properties fo:font-size="10pt" fo:font-weight="normal" style:font-weight-asian="bold" style:font-weight-complex="bold"/>
    </style:style>
    <style:style style:name="List" style:family="paragraph" style:parent-style-name="Text_20_body" style:class="list">
      <style:paragraph-properties fo:margin-left="0.6cm" fo:margin-right="0cm" fo:margin-top="0.199cm" fo:margin-bottom="0.21cm" loext:contextual-spacing="false" fo:text-align="start" style:justify-single-word="false" fo:text-indent="-0.6cm" style:auto-text-indent="false">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auto-update="true" style:default-outline-level="1" style:class="text">
      <style:paragraph-properties fo:margin-left="0cm" fo:margin-right="0cm" fo:margin-top="0.6cm" fo:margin-bottom="0.3cm" loext:contextual-spacing="false" fo:text-align="start" style:justify-single-word="false" fo:text-indent="0cm" style:auto-text-indent="false" fo:padding="0.139cm" fo:border="0.51pt solid #000000" style:shadow="none" fo:keep-with-next="always"/>
      <style:text-properties fo:color="#0000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101cm" loext:contextual-spacing="false" fo:text-align="start" style:justify-single-word="false" fo:orphans="3" fo:widows="3" fo:text-indent="0cm" style:auto-text-indent="false" style:page-number="auto" fo:keep-with-next="always" style:text-autospace="none"/>
      <style:text-properties fo:font-size="12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WW-Corps_20_de_20_texte" style:default-outline-level="4"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10pt" fo:letter-spacing="-0.007cm" fo:font-weight="bold" style:letter-kerning="true" style:font-size-asian="9pt" style:font-weight-asian="bold" style:font-size-complex="10pt"/>
    </style:style>
    <style:style style:name="Heading_20_5" style:display-name="Heading 5" style:family="paragraph" style:parent-style-name="Standard" style:next-style-name="WW-Corps_20_de_20_texte" style:default-outline-level="5" style:class="text">
      <style:paragraph-properties fo:margin-left="0cm" fo:margin-right="0cm" fo:margin-top="0.388cm" fo:margin-bottom="0.388cm" loext: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6" style:display-name="Heading 6" style:family="paragraph" style:parent-style-name="Standard" style:next-style-name="WW-Corps_20_de_20_texte" style:default-outline-level="6" style:class="text">
      <style:paragraph-properties fo:margin-left="0cm" fo:margin-right="0cm" fo:margin-top="0.247cm" fo:margin-bottom="0cm" loext: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7" style:display-name="Heading 7" style:family="paragraph" style:parent-style-name="Standard" style:next-style-name="WW-Corps_20_de_20_texte" style:default-outline-level="7" style:class="text">
      <style:paragraph-properties fo:margin-left="0cm" fo:margin-right="0cm" fo:margin-top="0.247cm" fo:margin-bottom="0cm" loext:contextual-spacing="false" style:line-height-at-least="0.388cm" fo:keep-together="always" fo:text-indent="0cm" style:auto-text-indent="false" fo:keep-with-next="always"/>
      <style:text-properties fo:font-size="10pt" fo:letter-spacing="-0.007cm" style:letter-kerning="true" style:font-size-asian="10pt" style:font-size-complex="10pt"/>
    </style:style>
    <style:style style:name="Heading_20_8" style:display-name="Heading 8" style:family="paragraph" style:parent-style-name="Standard" style:next-style-name="WW-Corps_20_de_20_texte" style:default-outline-level="8"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9pt" fo:letter-spacing="-0.007cm" fo:font-style="italic" style:letter-kerning="true" style:font-size-asian="9pt" style:font-style-asian="italic" style:font-size-complex="10pt"/>
    </style:style>
    <style:style style:name="Heading_20_9" style:display-name="Heading 9" style:family="paragraph" style:parent-style-name="Standard" style:next-style-name="WW-Corps_20_de_20_texte" style:default-outline-level="9"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9pt" fo:letter-spacing="-0.007cm" style:letter-kerning="true" style:font-size-asian="9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fo:margin-top="0.3cm" fo:margin-bottom="0.3cm" loext:contextual-spacing="false" fo:text-align="center" style:justify-single-word="false" style:shadow="none" style:join-border="false">
        <style:tab-stops>
          <style:tab-stop style:position="8.001cm" style:type="center"/>
          <style:tab-stop style:position="16.002cm" style:type="right"/>
        </style:tab-stops>
      </style:paragraph-properties>
      <style:text-properties fo:font-size="11pt" fo:font-style="norm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 style:display-name="WW-Corps de texte" style:family="paragraph" style:parent-style-name="Standard">
      <style:paragraph-properties fo:margin-left="1cm" fo:margin-right="0cm" fo:margin-top="0.21cm" fo:margin-bottom="0.21cm" loext:contextual-spacing="false" style:line-height-at-least="0.388cm" fo:text-indent="0cm" style:auto-text-indent="false"/>
      <style:text-properties style:font-name="Arial" fo:font-family="Arial" style:font-family-generic="swiss" style:font-pitch="variable" fo:font-size="10pt" style:font-size-asian="10pt" style:font-size-complex="10pt"/>
    </style:style>
    <style:style style:name="Image" style:family="paragraph" style:parent-style-name="Standard" style:next-style-name="Légende1">
      <style:paragraph-properties fo:keep-with-next="always"/>
      <style:text-properties style:font-name="Arial" fo:font-family="Arial" style:font-family-generic="swiss" style:font-pitch="variable" fo:font-size="10pt" style:font-size-asian="10pt" style:font-size-complex="10pt"/>
    </style:style>
    <style:style style:name="Programme" style:family="paragraph">
      <style:paragraph-properties fo:orphans="0" fo:widows="0" fo:hyphenation-ladder-count="no-limit">
        <style:tab-stops>
          <style:tab-stop style:position="1.501cm"/>
          <style:tab-stop style:position="3cm"/>
          <style:tab-stop style:position="4.501cm"/>
          <style:tab-stop style:position="6.001cm"/>
          <style:tab-stop style:position="7.50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corrige" style:family="paragraph" style:parent-style-name="Standard" style:next-style-name="Standard">
      <style:paragraph-properties fo:margin-left="0.61cm" fo:margin-right="0cm" fo:margin-top="0.141cm" fo:margin-bottom="0.071cm" loext:contextual-spacing="false" fo:text-align="start" style:justify-single-word="false" fo:keep-together="always" fo:orphans="0" fo:widows="0" fo:text-indent="0cm" style:auto-text-indent="false" fo:padding-left="0.141cm" fo:padding-right="0.141cm" fo:padding-top="0.035cm" fo:padding-bottom="0.035cm" fo:border="0.51pt solid #000000"/>
      <style:text-properties style:font-name="Times" fo:font-family="Times" style:font-family-generic="roman" style:font-pitch="variable" fo:font-style="italic" style:font-style-asian="italic" style:font-size-complex="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andeau_20_sous-titre" style:display-name="Bandeau sous-titre" style:family="paragraph" style:parent-style-name="Footer" style:next-style-name="Text_20_body" style:class="extra" style:master-page-name="">
      <style:paragraph-properties fo:margin-top="0.3cm" fo:margin-bottom="0.3cm" loext:contextual-spacing="false" fo:text-align="start" style:justify-single-word="false" fo:orphans="0" fo:widows="0" style:page-number="auto">
        <style:tab-stops>
          <style:tab-stop style:position="16cm" style:type="right"/>
        </style:tab-stops>
      </style:paragraph-properties>
      <style:text-properties fo:color="#ffffff"/>
    </style:style>
    <style:style style:name="En-tête_20_milieu" style:display-name="En-tête milieu" style:family="paragraph" style:parent-style-name="Header" style:next-style-name="Text_20_body" style:class="extra">
      <style:paragraph-properties fo:margin-top="0cm" fo:margin-bottom="0cm" loext:contextual-spacing="false" fo:text-align="center" style:justify-single-word="false"/>
      <style:text-properties fo:font-size="14pt" fo:font-weight="bold"/>
    </style:style>
    <style:style style:name="Titre_20_Séance" style:display-name="Titre Séance" style:family="paragraph" style:parent-style-name="Header" style:next-style-name="Text_20_body">
      <style:paragraph-properties fo:margin-left="2cm" fo:margin-right="0cm" fo:margin-top="0.4cm" fo:margin-bottom="0.4cm" loext:contextual-spacing="false" fo:text-indent="-2cm" style:auto-text-indent="false">
        <style:tab-stops>
          <style:tab-stop style:position="8.001cm" style:type="center"/>
          <style:tab-stop style:position="16.002cm" style:type="right"/>
        </style:tab-stops>
      </style:paragraph-properties>
      <style:text-properties fo:font-size="14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En-tête-suite" style:family="paragraph" style:parent-style-name="Header">
      <style:text-properties fo:font-size="12pt" fo:font-weight="bold"/>
    </style:style>
    <style:style style:name="parag_5f_normal" style:display-name="parag_normal" style:family="paragraph" style:parent-style-name="Standard" style:master-page-name="">
      <style:paragraph-properties fo:margin-left="0cm" fo:margin-right="0cm" fo:margin-top="0cm" fo:margin-bottom="0.141cm" loext:contextual-spacing="false" fo:line-height="200%" fo:text-align="justify" style:justify-single-word="false" fo:text-indent="0cm" style:auto-text-indent="false" style:page-number="auto">
        <style:tab-stops/>
      </style:paragraph-properties>
      <style:text-properties style:font-name="Arial1" fo:font-family="Arial" style:font-style-name="Normal" style:font-family-generic="swiss" style:font-pitch="variable" fo:font-size="10pt" style:font-size-asian="12pt"/>
    </style:style>
    <style:style style:name="Bibliography_20_1" style:display-name="Bibliography 1" style:family="paragraph" style:parent-style-name="Standard" style:class="index">
      <loext:graphic-properties draw:fill="none" draw:fill-color="#99ccff"/>
      <style:paragraph-properties fo:margin-left="0.6cm" fo:margin-right="0cm" fo:margin-top="0.199cm" fo:margin-bottom="0.199cm" loext:contextual-spacing="false" fo:text-align="start" style:justify-single-word="false" fo:text-indent="-0.6cm" style:auto-text-indent="false" fo:background-color="transparent">
        <style:tab-stops>
          <style:tab-stop style:position="1cm"/>
        </style:tab-stops>
      </style:paragraph-properties>
    </style:style>
    <style:style style:name="Header_20_right" style:display-name="Header right" style:family="paragraph" style:parent-style-name="Standard" style:class="extra">
      <style:paragraph-properties fo:margin-top="0.3cm" fo:margin-bottom="0.3cm" loext:contextual-spacing="false" fo:text-align="center" style:justify-single-word="false" text:number-lines="false" text:line-number="0">
        <style:tab-stops>
          <style:tab-stop style:position="8.001cm" style:type="center"/>
          <style:tab-stop style:position="16.002cm" style:type="right"/>
        </style:tab-stops>
      </style:paragraph-properties>
    </style:style>
    <style:style style:name="Parag_20_preformate" style:display-name="Parag preformate" style:family="paragraph" style:parent-style-name="parag_5f_normal">
      <style:paragraph-properties fo:line-height="200%"/>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Absatz-Standardschriftart" style:family="text"/>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Police_20_par_20_défaut1" style:display-name="Police par défaut1"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2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Police_20_par_20_défaut" style:display-name="WW-Police par défaut" style:family="text"/>
    <style:style style:name="Internet_20_link" style:display-name="Internet link" style:family="text" style:parent-style-name="WW-Police_20_par_20_défaut">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WW-Police_20_par_20_défau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WW-Internet_20_Link" style:display-name="WW-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fo:font-size="9pt"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code" style:family="text" style:parent-style-name="Teletype">
      <style:text-properties style:font-name="Courier New1" fo:font-family="'Courier New'" style:font-style-name="Normal" style:font-family-generic="modern" style:font-pitch="fixed" fo:font-size="9pt" fo:language="fr" fo:country="F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5.942cm" fo:break-before="page" table:align="left" style:writing-mode="lr-tb"/>
    </style:style>
    <style:style style:name="Tableau1.A" style:family="table-column">
      <style:table-column-properties style:column-width="4.272cm"/>
    </style:style>
    <style:style style:name="Tableau1.B" style:family="table-column">
      <style:table-column-properties style:column-width="8.087cm"/>
    </style:style>
    <style:style style:name="Tableau1.C" style:family="table-column">
      <style:table-column-properties style:column-width="3.582cm"/>
    </style:style>
    <style:style style:name="Tableau1.1" style:family="table-row">
      <style:table-row-properties style:min-row-height="3.175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46cm" fo:keep-together="always"/>
    </style:style>
    <style:style style:name="Tableau1.A2" style:family="table-cell">
      <style:table-cell-properties style:vertical-align="top" fo:background-color="#60606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M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MP2" style:family="paragraph">
      <loext:graphic-properties draw:fill="solid" draw:fill-color="#ffffff"/>
      <style:paragraph-properties fo:text-align="center" style:writing-mode="lr-tb"/>
      <style:text-properties fo:font-size="24pt"/>
    </style:style>
    <style:style style:name="MP3"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MP4" style:family="paragraph" style:parent-style-name="Header">
      <style:text-properties fo:font-size="12pt" style:font-size-asian="12pt" style:font-size-complex="12pt"/>
    </style:style>
    <style:style style:name="MP5" style:family="paragraph" style:parent-style-name="Header">
      <style:text-properties fo:font-size="14pt" fo:language="en" fo:country="GB" fo:font-weight="bold" style:font-size-asian="14pt" style:font-weight-asian="bold" style:font-size-complex="14pt"/>
    </style:style>
    <style:style style:name="MP6" style:family="paragraph" style:parent-style-name="Footer">
      <style:paragraph-properties fo:text-align="start" style:justify-single-word="false" style:snap-to-layout-grid="false"/>
    </style:style>
    <style:style style:name="MT1" style:family="text">
      <style:text-properties style:font-name="Arial" fo:font-weight="bold" style:font-weight-asian="bold" style:font-name-complex="Arial" style:font-weight-complex="bold"/>
    </style:style>
    <style:style style:name="MT2" style:family="text">
      <style:text-properties fo:language="en" fo:country="GB"/>
    </style:style>
    <style:style style:name="MT3" style:family="text">
      <style:text-properties fo:font-size="12pt" fo:language="fr" fo:country="FR" style:font-size-asian="12pt" style:font-size-complex="12pt"/>
    </style:style>
    <style:style style:name="MT4" style:family="text">
      <style:text-properties fo:font-size="12pt" style:font-size-asian="12pt" style:font-size-complex="12pt"/>
    </style:style>
    <style:style style:name="MT5" style:family="text">
      <style:text-properties style:font-name="Arial"/>
    </style:style>
    <style:style style:name="MT6" style:family="text">
      <style:text-properties style:font-name="Arial" officeooo:rsid="001c5a5f"/>
    </style:style>
    <style:style style:name="MT7" style:family="text">
      <style:text-properties style:font-name="Arial" officeooo:rsid="001e91f6"/>
    </style:style>
    <style:style style:name="MT8" style:family="text">
      <style:text-properties officeooo:rsid="001a72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711cm" style:shadow="none" fo:background-color="transparent" style:dynamic-spacing="true" draw:fill="none" draw:fill-color="#99ccff"/>
      </style:header-style>
      <style:footer-style/>
    </style:page-layout>
    <style:page-layout style:name="Mpm2">
      <style:page-layout-properties fo:page-width="20.999cm" fo:page-height="29.699cm" style:num-format="1" style:print-orientation="portrait" fo:margin-top="2.055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text:s/></text:span><text:span text:style-name="MT1"><draw:rect text:anchor-type="as-char" draw:z-index="1" draw:style-name="Mgr1" draw:text-style-name="MP2" svg:width="0.003cm" svg:height="0.003cm"><text:p/></draw:rect></text:span><text:span text:style-name="MT1"> <text:s text:c="3"/></text:span></text:p>
              <text:p text:style-name="MP3"><draw:frame draw:style-name="Mfr1" draw:name="Image1" text:anchor-type="paragraph" svg:x="-0.046cm" svg:y="-0.769cm" svg:width="4.119cm" svg:height="2.586cm" draw:z-index="3"><draw:image xlink:href="Pictures/10000000000001E10000012EEAC88C82F75093A6.jpg" xlink:type="simple" xlink:show="embed" xlink:actuate="onLoad"/></draw:frame></text:p>
            </table:table-cell>
            <table:table-cell table:style-name="Tableau1.A1" office:value-type="string">
              <text:p text:style-name="MP4"><text:span text:style-name="MT2">FIP INF112 –</text:span> Gestion de<text:line-break/>projets informatiques </text:p>
              <text:p text:style-name="MP5"><text:span text:style-name="Strong_20_Emphasis"><text:span text:style-name="MT3">Livret f</text:span></text:span><text:span text:style-name="Strong_20_Emphasis"><text:span text:style-name="MT4">il rouge<text:line-break/>Le projet “ToutAvis”</text:span></text:span></text:p>
            </table:table-cell>
            <table:table-cell table:style-name="Tableau1.C1" office:value-type="string">
              <text:p text:style-name="MP6"/>
              <text:p text:style-name="Header"><text:span text:style-name="Page_20_Number"><text:span text:style-name="MT5">Année scolaire </text:span></text:span><text:span text:style-name="Page_20_Number"><text:span text:style-name="MT6">201</text:span></text:span><text:span text:style-name="Page_20_Number"><text:span text:style-name="MT7">7</text:span></text:span><text:span text:style-name="Page_20_Number"><text:span text:style-name="MT6">-201</text:span></text:span><text:span text:style-name="Page_20_Number"><text:span text:style-name="MT7">8</text:span></text:span></text:p>
              <text:p text:style-name="Header"><text:span text:style-name="Page_20_Number"><text:span text:style-name="MT5">Page : </text:span></text:span><text:span text:style-name="Page_20_Number"><text:span text:style-name="MT5"><text:page-number text:select-page="current">2</text:page-number></text:span></text:span><text:span text:style-name="Page_20_Number"><text:span text:style-name="MT5">/</text:span></text:span><text:span text:style-name="Page_20_Number"><text:span text:style-name="MT5"><text:page-count style:num-format="1">2</text:page-count></text:span></text:span></text:p>
            </table:table-cell>
          </table:table-row>
          <table:table-row table:style-name="Tableau1.2">
            <table:table-cell table:style-name="Tableau1.A2" table:number-columns-spanned="3" office:value-type="string">
              <text:p text:style-name="Bandeau_20_sous-titre">Fiche de temps<text:tab/>V1.<text:span text:style-name="MT8">7</text:span></text:p>
            </table:table-cell>
            <table:covered-table-cell/>
            <table:covered-table-cell/>
          </table:table-row>
        </table:table>
        <text:p text:style-name="Header"><text:span text:style-name="Strong_20_Emphasis"><text:span text:style-name="MT2"/></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ODTbe2ax</dc:title>
    <meta:creation-date>2011-03-25T17:11:23</meta:creation-date>
    <meta:editing-cycles>57</meta:editing-cycles>
    <meta:editing-duration>PT10H47M14S</meta:editing-duration>
    <meta:generator>LibreOffice/5.3.6.1$Windows_x86 LibreOffice_project/686f202eff87ef707079aeb7f485847613344eb7</meta:generator>
    <meta:initial-creator>Gérald </meta:initial-creator>
    <dc:date>2020-06-07T21:53:21.570000000</dc:date>
    <meta:document-statistic meta:table-count="2" meta:image-count="1" meta:object-count="0" meta:page-count="2" meta:paragraph-count="58" meta:word-count="461" meta:character-count="2578" meta:non-whitespace-character-count="2156"/>
    <meta:user-defined meta:name="Info 1"/>
    <meta:user-defined meta:name="Info 2"/>
    <meta:user-defined meta:name="Info 3"/>
    <meta:user-defined meta:name="Info 4"/>
    <meta:template xlink:type="simple" xlink:actuate="onRequest" xlink:title="modeleODTbe2ax" xlink:href="../../../../../../../.openoffice.org/3/user/template/modeleODTbe2ax.ott" meta:date="2011-03-25T17:11:22"/>
  </office:meta>
</office:document-meta>
</file>